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Lucida Console" svg:font-family="'Lucida Console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Heading_20_2" style:master-page-name="">
      <style:paragraph-properties style:page-number="auto" fo:break-before="page"/>
    </style:style>
    <style:style style:name="P6" style:family="paragraph">
      <style:paragraph-properties fo:text-align="center"/>
    </style:style>
    <style:style style:name="P7" style:family="paragraph">
      <style:text-properties fo:font-size="8pt" style:font-size-asian="8pt" style:font-size-complex="8pt"/>
    </style:style>
    <style:style style:name="P8" style:family="paragraph">
      <style:paragraph-properties fo:text-align="start"/>
    </style:style>
    <style:style style:name="P9" style:family="paragraph">
      <style:paragraph-properties fo:text-align="en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sub 58%" fo:font-size="8pt" style:font-size-asian="8pt" style:font-size-complex="8pt"/>
    </style:style>
    <style:style style:name="fr1" style:family="graphic" style:parent-style-name="Frame">
      <style:graphic-properties style:run-through="foreground" style:wrap="none" style:vertical-pos="middle" style:vertical-rel="baseline" style:horizontal-pos="from-left" style:horizontal-rel="paragraph"/>
    </style:style>
    <style:style style:name="fr2" style:family="graphic" style:parent-style-name="Frame">
      <style:graphic-properties style:run-through="foreground" style:wrap="none" style:vertical-pos="from-top" style:horizontal-pos="from-left" style:horizontal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Dashed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" draw:marker-start-width="0.15cm" draw:marker-end="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rcadeJS Tutorial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">Status<text:tab/>1</text:p>
          <text:p text:style-name="P2">Overview<text:tab/>1</text:p>
          <text:p text:style-name="P2">LinaJS<text:tab/>1</text:p>
          <text:p text:style-name="P2">ArcadeJS<text:tab/>1</text:p>
          <text:p text:style-name="P1">Overview<text:tab/>1</text:p>
        </text:index-body>
      </text:table-of-content>
      <text:p text:style-name="Standard"/>
      <text:h text:style-name="Heading_20_1" text:outline-level="1">Status</text:h>
      <text:p text:style-name="Text_20_body">This package was developed during my summer hollydays 2010 and finished during winter 2010.</text:p>
      <text:h text:style-name="Heading_20_1" text:outline-level="1">Overview</text:h>
      <text:p text:style-name="Text_20_body">ArcadeJS is a 2d game for HTML5 written in pure JavaScript.</text:p>
      <text:p text:style-name="Text_20_body">Part of the distribution is</text:p>
      <text:list xml:id="list33381860" text:style-name="L1">
        <text:list-item>
          <text:p text:style-name="P4">lina.js<text:line-break/>An independent object oriented math library for points, vectors, and homogeneous <text:s text:c="4"/>transformations in 2D space.<text:line-break/>A polygon class helps with collision detection and hit testing.</text:p>
        </text:list-item>
        <text:list-item>
          <text:p text:style-name="P4">arcade.js<text:line-break/>A 2D game engine that provides a render loop and support for multiple moving objects.</text:p>
        </text:list-item>
        <text:list-item>
          <text:p text:style-name="P4">Arcade-controls.js<text:line-break/></text:p>
        </text:list-item>
        <text:list-item>
          <text:p text:style-name="P4">Demo package</text:p>
          <text:list>
            <text:list-item>
              <text:p text:style-name="P4">- Rip-off clone<text:line-break/>A port of the Rip-Off arcade game written by Tim Skelly / Cinematronix in 1980.</text:p>
            </text:list-item>
          </text:list>
        </text:list-item>
      </text:list>
      <text:p text:style-name="Text_20_body">ArcadeJS contains of three parts: a math library, a game engine and the demo package.</text:p>
      <text:p text:style-name="Text_20_body">All of this is written in 100% JavaScript and requires HTML5, namely support for canvas and audi.</text:p>
      <text:h text:style-name="Heading_20_1" text:outline-level="1">LinaJS</text:h>
      <text:p text:style-name="Text_20_body"/>
      <text:h text:style-name="Heading_20_1" text:outline-level="1">ArcadeJS</text:h>
      <text:h text:style-name="Heading_20_2" text:outline-level="2">Overview</text:h>
      <text:h text:style-name="P5" text:outline-level="2">Render loop</text:h>
      <text:p text:style-name="Text_20_body">A game is nothing more than an infinite sequence of scene snaphots (or 'frames').</text:p>
      <text:p text:style-name="Code">While game.isRunning:</text:p>
      <text:p text:style-name="Code"><text:tab/>// Set up the new scene positions</text:p>
      <text:p text:style-name="Code"><text:tab/>for obj in game.object_list:</text:p>
      <text:p text:style-name="Code"><text:tab/><text:tab/>calculate_new_object_position(obj)</text:p>
      <text:p text:style-name="Code"><text:tab/><text:tab/>// Let object modify this</text:p>
      <text:p text:style-name="Code"><text:tab/><text:tab/>obj.step()</text:p>
      <text:p text:style-name="Code"/>
      <text:p text:style-name="Code"><text:tab/>// Draw all objects</text:p>
      <text:p text:style-name="Code"><text:tab/>clear_canvas()</text:p>
      <text:p text:style-name="Code"><text:tab/>for obj in game.object_list:</text:p>
      <text:p text:style-name="Code"><text:tab/><text:tab/>set_canvas_context(obj.pos, obj.orientation)</text:p>
      <text:p text:style-name="Code"><text:tab/><text:tab/>// Let object draw itself, using modelling coordinates</text:p>
      <text:p text:style-name="Code"><text:tab/><text:tab/>obj.draw()</text:p>
      <text:p text:style-name="Text_20_body"/>
      <text:p text:style-name="Text_20_body">More detailed:</text:p>
      <text:p text:style-name="Code"><text:soft-page-break/>While game.isRunning:</text:p>
      <text:p text:style-name="Code"><text:tab/>// Trigger timeout event</text:p>
      <text:p text:style-name="Code"><text:tab/>if game.timeout_reached:</text:p>
      <text:p text:style-name="Code"><text:tab/><text:tab/>game.onTimeout()</text:p>
      <text:p text:style-name="Code"/>
      <text:p text:style-name="Code"><text:tab/>// Step all objects</text:p>
      <text:p text:style-name="Code"><text:tab/>game.preStep()</text:p>
      <text:p text:style-name="Code"/>
      <text:p text:style-name="Code"><text:tab/>for obj in game.object_list:</text:p>
      <text:p text:style-name="Code"><text:tab/><text:tab/>// Trigger timeout event</text:p>
      <text:p text:style-name="Code"><text:tab/><text:tab/>if obj.timeout_reached:</text:p>
      <text:p text:style-name="Code"><text:tab/><text:tab/><text:tab/>obj.onTimeout()</text:p>
      <text:p text:style-name="Code"><text:tab/><text:tab/>if obj.ttl_reached:</text:p>
      <text:p text:style-name="Code"><text:tab/><text:tab/><text:tab/>obj.die()</text:p>
      <text:p text:style-name="Code"/>
      <text:p text:style-name="Code"><text:tab/><text:tab/>// Calculate new position</text:p>
      <text:p text:style-name="Code"><text:tab/><text:tab/>obj.pos += obj.velocity</text:p>
      <text:p text:style-name="Code"><text:tab/><text:tab/>obj.orientation += obj.rotationalSpeed</text:p>
      <text:p text:style-name="Code"><text:tab/><text:tab/><text:tab/>obj.step()</text:p>
      <text:p text:style-name="Code"><text:tab/><text:tab/>if obj.auto_wrap:</text:p>
      <text:p text:style-name="Code"><text:tab/><text:tab/><text:tab/>&lt;calculate wrapped position&gt;</text:p>
      <text:p text:style-name="Code"><text:tab/><text:tab/></text:p>
      <text:p text:style-name="Code"><text:tab/><text:tab/>// Let object modify this</text:p>
      <text:p text:style-name="Code"><text:tab/><text:tab/>obj.step()<text:tab/></text:p>
      <text:p text:style-name="Code"><text:tab/></text:p>
      <text:p text:style-name="Code"><text:tab/>game.postStep()</text:p>
      <text:p text:style-name="Code"/>
      <text:p text:style-name="Code"><text:tab/>// Draw all objects</text:p>
      <text:p text:style-name="Code"><text:tab/>clear_canvas()</text:p>
      <text:p text:style-name="Code"><text:tab/>game.preDraw()</text:p>
      <text:p text:style-name="Code"/>
      <text:p text:style-name="Code"><text:tab/>for obj in game.object_list:</text:p>
      <text:p text:style-name="Code"><text:tab/><text:tab/>save_canvas_context()</text:p>
      <text:p text:style-name="Code"><text:tab/><text:tab/>set_canvas_context(obj.pos, obj.orientation)</text:p>
      <text:p text:style-name="Code"/>
      <text:p text:style-name="Code"><text:tab/><text:tab/>// Let object draw itself, using modelling coordinates</text:p>
      <text:p text:style-name="Code"><text:tab/><text:tab/>obj.draw()</text:p>
      <text:p text:style-name="Code"/>
      <text:p text:style-name="Code"><text:tab/><text:tab/>draw_object_debug_infos()</text:p>
      <text:p text:style-name="Code"><text:tab/><text:tab/>restore_canvas_context()</text:p>
      <text:p text:style-name="Code"/>
      <text:p text:style-name="Code"><text:tab/>game.postDraw()</text:p>
      <text:p text:style-name="Code"><text:tab/></text:p>
      <text:p text:style-name="Code"><text:tab/>draw_game_debug_infos()</text:p>
      <text:p text:style-name="Text_20_body"/>
      <text:h text:style-name="P5" text:outline-level="2">Coordinate systems and transformation pipeline</text:h>
      <text:p text:style-name="P3">Modelling Coordinates ('MC')</text:p>
      <text:p text:style-name="Text_20_body">All game objects are designed in modelling coordinates.</text:p>
      <text:p text:style-name="Text_20_body">The object's neutral orientation is assumed to be upward (along the positive y-axis).<text:line-break/>The rotation pivot should be at 0/0.</text:p>
      <text:p text:style-name="Text_20_body"><draw:frame draw:style-name="fr1" draw:name="Rahmen1" text:anchor-type="as-char" svg:width="4.8cm" draw:z-index="0"><draw:text-box fo:min-height="4.526cm"><text:p text:style-name="Frame_20_contents"><draw:polygon text:anchor-type="paragraph" draw:z-index="1" draw:style-name="gr1" draw:text-style-name="P6" svg:width="2.459cm" svg:height="1.804cm" draw:transform="rotate (1.04196156344042) translate (1.17877463343472cm 3.03083660300749cm)" svg:viewBox="0 0 2460 1805" draw:points="0,110809 2460,110352 788,112157"><text:p/></draw:polygon><draw:line text:anchor-type="paragraph" draw:z-index="3" draw:style-name="gr2" draw:text-style-name="P6" svg:x1="2.42cm" svg:y1="4.161cm" svg:x2="2.42cm" svg:y2="0.086cm"><text:p/></draw:line><draw:line text:anchor-type="paragraph" draw:z-index="2" draw:style-name="gr2" draw:text-style-name="P6" svg:x1="0.118cm" svg:y1="2.753cm" svg:x2="4.431cm" svg:y2="2.753cm"><text:p/></draw:line><draw:frame text:anchor-type="paragraph" draw:z-index="24" draw:style-name="gr4" draw:text-style-name="P7" svg:width="0.84cm" svg:height="0.373cm" svg:x="2.514cm" svg:y="2.445cm"><draw:text-box><text:p><text:span text:style-name="T1">0/0</text:span></text:p></draw:text-box></draw:frame><draw:frame text:anchor-type="paragraph" draw:z-index="25" draw:style-name="gr4" draw:text-style-name="P7" svg:width="0.398cm" svg:height="0.373cm" svg:x="2.642cm" svg:y="0.064cm"><draw:text-box><text:p><text:span text:style-name="T1">0°</text:span></text:p></draw:text-box></draw:frame><draw:frame text:anchor-type="paragraph" draw:z-index="38" draw:style-name="gr4" draw:text-style-name="P7" svg:width="0.84cm" svg:height="0.458cm" svg:x="1.448cm" svg:y="0.131cm"><draw:text-box><text:p text:style-name="P9"><text:span text:style-name="T1">Y</text:span><text:span text:style-name="T2">MC</text:span></text:p></draw:text-box></draw:frame><draw:frame text:anchor-type="paragraph" draw:z-index="39" draw:style-name="gr4" draw:text-style-name="P7" svg:width="0.84cm" svg:height="0.458cm" svg:x="3.537cm" svg:y="2.923cm"><draw:text-box><text:p text:style-name="P9"><text:span text:style-name="T1">X</text:span><text:span text:style-name="T2">MC</text:span></text:p></draw:text-box></draw:frame></text:p></draw:text-box></draw:frame></text:p>
      <text:p text:style-name="P3">World Coodinates ('WC')</text:p>
      <text:p text:style-name="Text_20_body">The game play takes place in World Coordinates. <text:line-break/>The visible part of the world is defined by a Viewport.</text:p>
      <text:p text:style-name="Text_20_body"><draw:frame draw:style-name="fr2" draw:name="Rahmen2" text:anchor-type="as-char" svg:y="-2.42cm" svg:width="4.8cm" draw:z-index="4"><draw:text-box fo:min-height="4.526cm"><text:p text:style-name="Frame_20_contents"><draw:polygon text:anchor-type="paragraph" draw:z-index="8" draw:style-name="gr1" draw:text-style-name="P6" svg:width="0.669cm" svg:height="0.327cm" draw:transform="rotate (1.04196156344042) translate (3.12166425296517cm 1.50876831365268cm)" svg:viewBox="0 0 670 328" draw:points="50,119258 670,119586 0,119586"><text:p/></draw:polygon><draw:line text:anchor-type="paragraph" draw:z-index="7" draw:style-name="gr2" draw:text-style-name="P6" svg:x1="0.118cm" svg:y1="2.753cm" svg:x2="4.431cm" svg:y2="2.753cm"><text:p/></draw:line><draw:line text:anchor-type="paragraph" draw:z-index="6" draw:style-name="gr2" draw:text-style-name="P6" svg:x1="2.42cm" svg:y1="4.161cm" svg:x2="2.42cm" svg:y2="0.086cm"><text:p/></draw:line><draw:rect text:anchor-type="paragraph" draw:z-index="5" draw:style-name="gr3" draw:text-style-name="P6" svg:width="1.869cm" svg:height="1.795cm" svg:x="2.522cm" svg:y="0.757cm"><text:p/></draw:rect><draw:frame text:anchor-type="paragraph" draw:z-index="26" draw:style-name="gr4" draw:text-style-name="P7" svg:width="0.84cm" svg:height="0.373cm" svg:x="3.507cm" svg:y="2.88cm"><draw:text-box><text:p text:style-name="P9"><text:span text:style-name="T1">X</text:span></text:p></draw:text-box></draw:frame><draw:frame text:anchor-type="paragraph" draw:z-index="27" draw:style-name="gr4" draw:text-style-name="P7" svg:width="0.84cm" svg:height="0.373cm" svg:x="1.448cm" svg:y="0.131cm"><draw:text-box><text:p text:style-name="P9"><text:span text:style-name="T1">Y</text:span></text:p></draw:text-box></draw:frame></text:p></draw:text-box></draw:frame></text:p>
      <text:p text:style-name="P3">View Coordionates ('VC')</text:p>
      <text:p text:style-name="Text_20_body">The Viewport defines the visible part of the 'world'.</text:p>
      <text:p text:style-name="Text_20_body">It's dimensions are specified in World Cordinate units.</text:p>
      <text:p text:style-name="Text_20_body"><draw:frame draw:style-name="fr2" draw:name="Rahmen3" text:anchor-type="as-char" svg:y="0.605cm" svg:width="4.8cm" draw:z-index="9"><draw:text-box fo:min-height="4.526cm"><text:p text:style-name="Frame_20_contents"><draw:polygon text:anchor-type="paragraph" draw:z-index="15" draw:style-name="gr1" draw:text-style-name="P6" svg:width="0.998cm" svg:height="0.668cm" draw:transform="rotate (1.04196156344042) translate (2.0185755147274cm 2.00123732863865cm)" svg:viewBox="0 0 999 669" draw:points="69,125762 999,126173 0,126431"><text:p/></draw:polygon><draw:line text:anchor-type="paragraph" draw:z-index="14" draw:style-name="gr2" draw:text-style-name="P6" svg:x1="0.155cm" svg:y1="4.101cm" svg:x2="4.468cm" svg:y2="4.101cm"><text:p/></draw:line><draw:line text:anchor-type="paragraph" draw:z-index="13" draw:style-name="gr2" draw:text-style-name="P6" svg:x1="0.155cm" svg:y1="4.101cm" svg:x2="0.155cm" svg:y2="0.026cm"><text:p/></draw:line><draw:frame text:anchor-type="paragraph" draw:z-index="12" draw:style-name="gr4" draw:text-style-name="P7" svg:width="1.073cm" svg:height="0.458cm" svg:x="0.215cm" svg:y="3.558cm"><draw:text-box><text:p><text:span text:style-name="T1">VP</text:span><text:span text:style-name="T2">x,y</text:span></text:p></draw:text-box></draw:frame><draw:line text:anchor-type="paragraph" draw:z-index="11" draw:style-name="gr1" draw:text-style-name="P6" svg:x1="0.155cm" svg:y1="0.026cm" svg:x2="4.478cm" svg:y2="0.026cm"><text:p/></draw:line><draw:line text:anchor-type="paragraph" draw:z-index="10" draw:style-name="gr1" draw:text-style-name="P6" svg:x1="4.479cm" svg:y1="0.026cm" svg:x2="4.449cm" svg:y2="4.039cm"><text:p/></draw:line><draw:frame text:anchor-type="paragraph" draw:z-index="40" draw:style-name="gr4" draw:text-style-name="P7" svg:width="0.84cm" svg:height="0.458cm" svg:x="3.404cm" svg:y="3.47cm"><draw:text-box><text:p text:style-name="P9"><text:span text:style-name="T1">VP</text:span><text:span text:style-name="T2">width</text:span></text:p></draw:text-box></draw:frame><draw:frame text:anchor-type="paragraph" draw:z-index="41" draw:style-name="gr4" draw:text-style-name="P7" svg:width="0.84cm" svg:height="0.458cm" svg:x="0.259cm" svg:y="0.095cm"><draw:text-box><text:p text:style-name="P9"><text:span text:style-name="T1">VP</text:span><text:span text:style-name="T2">height</text:span></text:p></draw:text-box></draw:frame><text:tab/></text:p></draw:text-box></draw:frame></text:p>
      <text:p text:style-name="Text_20_body"/>
      <text:p text:style-name="P3">Canvas Coordionates ('CC')</text:p>
      <text:p text:style-name="Text_20_body">Finally the objects are rendered to the canvas using pixel coordinates.<text:line-break/><text:soft-page-break/>Note that the positve y-axis of the canvas points downward.</text:p>
      <text:p text:style-name="Text_20_body">If the aspect ratio of the viewport and the canvas are different, some parts outside of the original viewport may be displayed in order to prevent stretching. </text:p>
      <text:p text:style-name="Text_20_body"><draw:frame draw:style-name="fr2" draw:name="Rahmen4" text:anchor-type="as-char" svg:y="0.605cm" svg:width="4.8cm" draw:z-index="16"><draw:text-box fo:min-height="4.526cm"><text:p text:style-name="Frame_20_contents"><draw:line text:anchor-type="paragraph" draw:z-index="17" draw:style-name="gr1" draw:text-style-name="P6" svg:x1="4.479cm" svg:y1="0.026cm" svg:x2="4.449cm" svg:y2="4.039cm"><text:p/></draw:line><draw:line text:anchor-type="paragraph" draw:z-index="18" draw:style-name="gr2" draw:text-style-name="P6" svg:x1="0.155cm" svg:y1="0.026cm" svg:x2="4.478cm" svg:y2="0.026cm"><text:p/></draw:line><draw:frame text:anchor-type="paragraph" draw:z-index="19" draw:style-name="gr4" draw:text-style-name="P7" svg:width="0.84cm" svg:height="0.373cm" svg:x="0.229cm" svg:y="0.088cm"><draw:text-box><text:p><text:span text:style-name="T1">0/0</text:span></text:p></draw:text-box></draw:frame><draw:frame text:anchor-type="paragraph" draw:z-index="20" draw:style-name="gr4" draw:text-style-name="P7" svg:width="2.911cm" svg:height="0.373cm" svg:x="0.318cm" svg:y="3.667cm"><draw:text-box><text:p text:style-name="P8"><text:span text:style-name="T1">Canvas height (pixels)</text:span></text:p></draw:text-box></draw:frame><draw:line text:anchor-type="paragraph" draw:z-index="21" draw:style-name="gr5" draw:text-style-name="P6" svg:x1="0.155cm" svg:y1="4.101cm" svg:x2="0.155cm" svg:y2="0.026cm"><text:p/></draw:line><draw:line text:anchor-type="paragraph" draw:z-index="22" draw:style-name="gr6" draw:text-style-name="P6" svg:x1="0.155cm" svg:y1="4.101cm" svg:x2="4.468cm" svg:y2="4.101cm"><text:p/></draw:line><draw:polygon text:anchor-type="paragraph" draw:z-index="23" draw:style-name="gr1" draw:text-style-name="P6" svg:width="0.998cm" svg:height="0.668cm" draw:transform="rotate (1.04196156344042) translate (2.0185755147274cm 2.00123732863868cm)" svg:viewBox="0 0 999 669" draw:points="69,139928 999,140338 0,140597"><text:p/></draw:polygon><draw:frame text:anchor-type="paragraph" draw:z-index="42" draw:style-name="gr4" draw:text-style-name="P7" svg:width="2.911cm" svg:height="0.373cm" svg:x="1.538cm" svg:y="0.213cm"><draw:text-box><text:p text:style-name="P9"><text:span text:style-name="T1">Canvas width (pixels)</text:span></text:p></draw:text-box></draw:frame></text:p></draw:text-box></draw:frame></text:p>
      <text:h text:style-name="Heading_20_2" text:outline-level="2">Collision detection</text:h>
      <text:p text:style-name="Text_20_body">The center of the bounding sphere is not necessarily identical with the rotation pivot.</text:p>
      <text:p text:style-name="Text_20_body"><draw:frame draw:style-name="fr1" draw:name="Rahmen5" text:anchor-type="as-char" svg:width="4.8cm" draw:z-index="28"><draw:text-box fo:min-height="4.526cm"><text:p text:style-name="Frame_20_contents"><draw:polygon text:anchor-type="paragraph" draw:z-index="29" draw:style-name="gr1" draw:text-style-name="P6" svg:width="2.459cm" svg:height="1.804cm" draw:transform="rotate (1.04196156344042) translate (1.17877463343472cm 3.03083660300749cm)" svg:viewBox="0 0 2460 1805" draw:points="0,147079 2460,146622 788,148427"><text:p/></draw:polygon><draw:ellipse text:anchor-type="paragraph" draw:z-index="30" draw:style-name="gr3" draw:text-style-name="P6" svg:width="2.594cm" svg:height="2.647cm" svg:x="1.069cm" svg:y="0.884cm"><text:p/></draw:ellipse><draw:line text:anchor-type="paragraph" draw:z-index="31" draw:style-name="gr2" draw:text-style-name="P6" svg:x1="0.118cm" svg:y1="2.753cm" svg:x2="4.431cm" svg:y2="2.753cm"><text:p/></draw:line><draw:line text:anchor-type="paragraph" draw:z-index="32" draw:style-name="gr2" draw:text-style-name="P6" svg:x1="2.42cm" svg:y1="4.161cm" svg:x2="2.42cm" svg:y2="0.086cm"><text:p/></draw:line><draw:line text:anchor-type="paragraph" draw:z-index="33" draw:style-name="gr1" draw:text-style-name="P6" svg:x1="2.314cm" svg:y1="2.18cm" svg:x2="2.513cm" svg:y2="2.356cm"><text:p/></draw:line><draw:line text:anchor-type="paragraph" draw:z-index="34" draw:style-name="gr1" draw:text-style-name="P6" svg:x1="2.314cm" svg:y1="2.356cm" svg:x2="2.513cm" svg:y2="2.18cm"><text:p/></draw:line><draw:frame text:anchor-type="paragraph" draw:z-index="35" draw:style-name="gr4" draw:text-style-name="P7" svg:width="1.177cm" svg:height="0.373cm" svg:x="2.485cm" svg:y="1.792cm"><draw:text-box><text:p><text:span text:style-name="T1">ptSphere</text:span></text:p></draw:text-box></draw:frame><draw:frame text:anchor-type="paragraph" draw:z-index="36" draw:style-name="gr4" draw:text-style-name="P7" svg:width="0.84cm" svg:height="0.373cm" svg:x="2.514cm" svg:y="2.445cm"><draw:text-box><text:p><text:span text:style-name="T1">0/0</text:span></text:p></draw:text-box></draw:frame><draw:frame text:anchor-type="paragraph" draw:z-index="37" draw:style-name="gr4" draw:text-style-name="P7" svg:width="0.398cm" svg:height="0.373cm" svg:x="2.642cm" svg:y="0.064cm"><draw:text-box><text:p><text:span text:style-name="T1">0°</text:span></text:p></draw:text-box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Lucida Console" svg:font-family="'Lucida Console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de" style:family="paragraph" style:parent-style-name="Text_20_body" style:class="text" style:master-page-name="">
      <style:paragraph-properties fo:margin-top="0cm" fo:margin-bottom="0cm" fo:keep-together="always" style:page-number="auto" fo:background-color="#e6e6e6" fo:padding="0.25cm" fo:border="0.002cm solid #000000" style:shadow="none" fo:keep-with-next="always">
        <style:tab-stops>
          <style:tab-stop style:position="0.801cm"/>
        </style:tab-stops>
        <style:background-image/>
      </style:paragraph-properties>
      <style:text-properties style:font-name="Lucida Console" fo:font-size="10pt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12M53S</meta:editing-duration>
    <meta:editing-cycles>20</meta:editing-cycles>
    <meta:generator>OpenOffice.org/3.2$Win32 OpenOffice.org_project/320m12$Build-9483</meta:generator>
    <dc:date>2010-12-27T13:39:25.18</dc:date>
    <dc:creator>Martin Wendt</dc:creator>
    <meta:printed-by>Martin Wendt</meta:printed-by>
    <meta:print-date>2010-12-26T17:54:31.89</meta:print-date>
    <meta:document-statistic meta:table-count="0" meta:image-count="0" meta:object-count="0" meta:page-count="5" meta:paragraph-count="93" meta:word-count="428" meta:character-count="3047"/>
    <meta:user-defined meta:name="Info 1"/>
    <meta:user-defined meta:name="Info 2"/>
    <meta:user-defined meta:name="Info 3"/>
    <meta:user-defined meta:name="Info 4"/>
  </office:meta>
</office:document-meta>
</file>